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officeooo:rsid="000d6d12" officeooo:paragraph-rsid="000d6d12" style:font-size-asian="12.25pt" style:font-weight-asian="bold" style:font-size-complex="14pt" style:font-weight-complex="bold"/>
    </style:style>
    <style:style style:name="P2" style:family="paragraph" style:parent-style-name="Standard">
      <style:paragraph-properties style:writing-mode="lr-tb"/>
      <style:text-properties fo:font-size="12pt" officeooo:paragraph-rsid="000d6d12"/>
    </style:style>
    <style:style style:name="P3" style:family="paragraph" style:parent-style-name="Standard">
      <style:paragraph-properties fo:text-align="start" style:justify-single-word="false" style:writing-mode="lr-tb"/>
      <style:text-properties fo:font-size="12pt" fo:font-weight="bold" officeooo:rsid="000d6d12" officeooo:paragraph-rsid="000ef280" style:font-size-asian="12.25pt" style:font-weight-asian="bold" style:font-size-complex="14pt" style:font-weight-complex="bold"/>
    </style:style>
    <style:style style:name="P4" style:family="paragraph" style:parent-style-name="Standard" style:list-style-name="L3">
      <style:paragraph-properties fo:text-align="start" style:justify-single-word="false" style:writing-mode="lr-tb"/>
      <style:text-properties fo:font-size="12pt" officeooo:rsid="00112503" officeooo:paragraph-rsid="000ef280"/>
    </style:style>
    <style:style style:name="P5" style:family="paragraph" style:parent-style-name="Standard">
      <style:paragraph-properties style:writing-mode="lr-tb"/>
      <style:text-properties fo:font-size="12pt" officeooo:paragraph-rsid="000ef280"/>
    </style:style>
    <style:style style:name="P6" style:family="paragraph" style:parent-style-name="Standard">
      <style:paragraph-properties fo:text-align="center" style:justify-single-word="false" style:writing-mode="lr-tb"/>
      <style:text-properties fo:font-size="12pt" officeooo:paragraph-rsid="000ef280"/>
    </style:style>
    <style:style style:name="P7" style:family="paragraph" style:parent-style-name="Standard" style:list-style-name="L1">
      <style:paragraph-properties fo:text-align="start" style:justify-single-word="false" style:writing-mode="lr-tb"/>
      <style:text-properties officeooo:paragraph-rsid="000ef280"/>
    </style:style>
    <style:style style:name="P8" style:family="paragraph" style:parent-style-name="Standard">
      <style:paragraph-properties style:writing-mode="lr-tb"/>
      <style:text-properties officeooo:paragraph-rsid="000ef280"/>
    </style:style>
    <style:style style:name="T1" style:family="text">
      <style:text-properties style:font-name="Liberation Serif" style:font-size-asian="12pt" style:font-size-complex="12pt"/>
    </style:style>
    <style:style style:name="T2" style:family="text">
      <style:text-properties style:font-name="Liberation Serif" officeooo:rsid="0019d9ea" style:font-size-asian="12pt" style:font-size-complex="12pt"/>
    </style:style>
    <style:style style:name="T3" style:family="text">
      <style:text-properties style:font-name="Liberation Serif" officeooo:rsid="0017edc1" style:font-size-asian="12pt" style:font-size-complex="12pt"/>
    </style:style>
    <style:style style:name="T4" style:family="text">
      <style:text-properties style:font-name="Liberation Serif" officeooo:rsid="000da724" style:font-size-asian="12pt" style:font-size-complex="12pt"/>
    </style:style>
    <style:style style:name="T5" style:family="text">
      <style:text-properties style:font-name="Liberation Serif" fo:font-weight="bold" style:font-size-asian="12pt" style:font-weight-asian="bold" style:font-size-complex="12pt" style:font-weight-complex="bold"/>
    </style:style>
    <style:style style:name="T6" style:family="text">
      <style:text-properties style:font-name="Liberation Serif" fo:font-weight="normal" style:font-size-asian="12pt" style:font-weight-asian="normal" style:font-size-complex="12pt" style:font-weight-complex="normal"/>
    </style:style>
    <style:style style:name="T7" style:family="text">
      <style:text-properties style:font-name="Liberation Serif" fo:font-weight="normal" officeooo:rsid="0019d9ea" style:font-size-asian="12pt" style:font-weight-asian="normal" style:font-size-complex="12pt" style:font-weight-complex="normal"/>
    </style:style>
    <style:style style:name="T8" style:family="text">
      <style:text-properties style:font-name="Liberation Serif" fo:font-weight="normal" officeooo:rsid="0017edc1" style:font-size-asian="12pt" style:font-weight-asian="normal" style:font-size-complex="12pt" style:font-weight-complex="normal"/>
    </style:style>
    <style:style style:name="T9" style:family="text">
      <style:text-properties style:font-name="Liberation Serif" fo:font-size="14pt" fo:font-weight="bold" officeooo:rsid="0019d9ea" style:font-size-asian="12.25pt" style:font-weight-asian="bold" style:font-size-complex="14pt" style:font-weight-complex="bold"/>
    </style:style>
    <style:style style:name="T10" style:family="text">
      <style:text-properties style:font-name="Liberation Serif" fo:font-size="14pt" fo:font-weight="bold" officeooo:rsid="001dbb4d" style:font-size-asian="12.25pt" style:font-weight-asian="bold" style:font-size-complex="14pt" style:font-weight-complex="bold"/>
    </style:style>
    <style:style style:name="T11" style:family="text">
      <style:text-properties style:font-name="Liberation Serif" fo:font-size="14pt" fo:font-weight="bold" officeooo:rsid="001ac782" style:font-size-asian="12.25pt" style:font-weight-asian="bold" style:font-size-complex="14pt" style:font-weight-complex="bold"/>
    </style:style>
    <style:style style:name="T12" style:family="text">
      <style:text-properties style:font-name="Liberation Serif" fo:font-size="12pt" fo:font-weight="normal" officeooo:rsid="0019d9ea" style:font-size-asian="12pt" style:font-weight-asian="normal" style:font-size-complex="12pt" style:font-weight-complex="normal"/>
    </style:style>
    <style:style style:name="T13" style:family="text">
      <style:text-properties style:font-name="Liberation Serif" fo:font-size="12pt" fo:font-weight="normal" officeooo:rsid="00112503" style:font-size-asian="12pt" style:font-weight-asian="normal" style:font-size-complex="12pt" style:font-weight-complex="normal"/>
    </style:style>
    <style:style style:name="T14" style:family="text">
      <style:text-properties style:font-name="Liberation Serif" fo:font-size="12pt" fo:font-weight="normal" officeooo:rsid="0017edc1" style:font-size-asian="12pt" style:font-weight-asian="normal" style:font-size-complex="12pt" style:font-weight-complex="normal"/>
    </style:style>
    <style:style style:name="T15" style:family="text">
      <style:text-properties style:font-name="Liberation Serif" fo:font-size="12pt" style:font-size-asian="12pt" style:font-size-complex="12pt"/>
    </style:style>
    <style:style style:name="T16" style:family="text">
      <style:text-properties style:font-name="Liberation Serif" fo:font-size="12pt" officeooo:rsid="0019d9ea" style:font-size-asian="12pt" style:font-size-complex="12pt"/>
    </style:style>
    <style:style style:name="T17" style:family="text">
      <style:text-properties style:font-name="Liberation Serif" fo:font-size="12pt" officeooo:rsid="00112503" style:font-size-asian="12pt" style:font-size-complex="12pt"/>
    </style:style>
    <style:style style:name="T18" style:family="text">
      <style:text-properties style:font-name="Liberation Serif" fo:font-size="12pt" officeooo:rsid="001ecffa" style:font-size-asian="12pt" style:font-size-complex="12pt"/>
    </style:style>
    <style:style style:name="T19" style:family="text">
      <style:text-properties style:font-name="Liberation Serif" fo:font-size="12pt" fo:font-weight="bold" officeooo:rsid="0017edc1" style:font-size-asian="12pt" style:font-weight-asian="bold" style:font-size-complex="12pt" style:font-weight-complex="bold"/>
    </style:style>
    <style:style style:name="T20" style:family="text">
      <style:text-properties fo:color="#000000" style:font-name="Times New Roman" fo:font-size="12pt" officeooo:rsid="000da724" style:font-name-asian="Times New Roman" style:font-size-asian="12pt" style:font-name-complex="Times New Roman" style:font-size-complex="12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T9">Use case diagram: Graph settings-</text:span><text:span text:style-name="T10">directing </text:span><text:span text:style-name="T11">the graph </text:span></text:p>
      <text:p text:style-name="P5"><text:span text:style-name="T1"><text:line-break/></text:span><text:span text:style-name="T5">Description:</text:span><text:bookmark text:name="page23R_mcid5"/><text:span text:style-name="T5"> </text:span><text:span text:style-name="T1">The user can choose the direction of the edges of the Graph.</text:span></text:p>
      <text:p text:style-name="P5"><text:bookmark text:name="page23R_mcid10"/><text:bookmark text:name="page23R_mcid11"/><text:bookmark text:name="page23R_mcid9"/><text:span text:style-name="T1"><text:line-break/></text:span><text:span text:style-name="T5">Actors:</text:span><text:bookmark text:name="page23R_mcid12"/><text:span text:style-name="T5"> </text:span><text:span text:style-name="T1">The User</text:span></text:p>
      <text:p text:style-name="P5"><text:bookmark text:name="page23R_mcid14"/><text:bookmark text:name="page23R_mcid13"/><text:bookmark text:name="page23R_mcid15"/><text:span text:style-name="T1"><text:line-break/></text:span><text:span text:style-name="T5">Preconditions:</text:span><text:bookmark text:name="page23R_mcid16"/><text:span text:style-name="T5"> </text:span><text:span text:style-name="T1">The application is running.</text:span></text:p>
      <text:p text:style-name="P5"><text:bookmark text:name="page23R_mcid19"/><text:bookmark text:name="page23R_mcid18"/><text:bookmark text:name="page23R_mcid17"/><text:span text:style-name="T1"><text:line-break/></text:span><text:span text:style-name="T5">Postconditions:</text:span><text:bookmark text:name="page23R_mcid20"/><text:span text:style-name="T1"> The direction input is saved internally. </text:span><text:span text:style-name="T4">The previous Graph is deleted.</text:span></text:p>
      <text:p text:style-name="P5"><text:bookmark text:name="page23R_mcid24"/><text:bookmark text:name="page23R_mcid23"/><text:bookmark text:name="page23R_mcid22"/><text:span text:style-name="T1"><text:line-break/></text:span><text:span text:style-name="T5">Main sc</text:span><text:bookmark text:name="page23R_mcid25"/><text:span text:style-name="T5">enario:</text:span></text:p>
      <text:p text:style-name="P8"><text:span text:style-name="T12">1. </text:span><text:span text:style-name="T13">Selecting directionality of the graph</text:span><text:span text:style-name="T15"><text:line-break/><text:tab/>1.</text:span><text:span text:style-name="T16">1 If</text:span><text:span text:style-name="T15"> </text:span><text:span text:style-name="T16">t</text:span><text:span text:style-name="T15">he “</text:span><text:span text:style-name="T17">d</text:span><text:span text:style-name="T15">irected” button is clicked</text:span><text:bookmark text:name="page23R_mcid32"/><text:bookmark text:name="page23R_mcid33"/><text:span text:style-name="T15"><text:line-break/><text:tab/><text:tab/>1.1</text:span><text:bookmark text:name="page23R_mcid34"/><text:span text:style-name="T15">.</text:span><text:span text:style-name="T16">1</text:span><text:span text:style-name="T15"> If it was previously selected, no change occurs.</text:span></text:p>
      <text:p text:style-name="P8"><text:span text:style-name="T15"><text:tab/><text:tab/>1.</text:span><text:bookmark text:name="page23R_mcid37"/><text:span text:style-name="T16">1.2</text:span><text:span text:style-name="T15"> If “Undirected” button was previously selected, </text:span><text:span text:style-name="T18">the window pops up and asks the User if they want to switch to undirected graph.</text:span></text:p>
      <text:p text:style-name="P8"><text:span text:style-name="T18"><text:tab/><text:tab/><text:tab/>1.1.2.1 If the answer is ‘yes’, the application is informed of</text:span><text:bookmark text:name="page23R_mcid38"/><text:bookmark text:name="page23R_mcid39"/><text:span text:style-name="T18"> the change and saves it internally. </text:span><text:span text:style-name="T20">Formerly added nodes and edges are deleted.</text:span></text:p>
      <text:p text:style-name="P8"><text:span text:style-name="T18"><text:tab/><text:tab/><text:tab/>1.1.2.2 Otherwise, no changes occur.</text:span><text:span text:style-name="T15"><text:line-break/><text:tab/> </text:span><text:span text:style-name="T16">1.2</text:span><text:span text:style-name="T15"> The “Undirected” button is clicked</text:span><text:bookmark text:name="page23R_mcid55"/><text:bookmark text:name="page23R_mcid54"/><text:span text:style-name="T15"><text:line-break/> <text:tab/><text:tab/></text:span><text:span text:style-name="T16">1.</text:span><text:span text:style-name="T15">2.1</text:span><text:bookmark text:name="page23R_mcid56"/><text:span text:style-name="T15"> If it was previously selected, no change occurs.</text:span><text:bookmark text:name="page23R_mcid58"/><text:bookmark text:name="page23R_mcid57"/><text:span text:style-name="T15"><text:line-break/> <text:tab/><text:tab/></text:span><text:span text:style-name="T16">1.</text:span><text:span text:style-name="T15">2.2</text:span><text:bookmark text:name="page23R_mcid59"/><text:bookmark text:name="page23R_mcid60"/><text:span text:style-name="T15"> If “Directed” bu</text:span><text:bookmark text:name="page23R_mcid61"/><text:span text:style-name="T15">tton was previously selected</text:span></text:p>
      <text:p text:style-name="P8"><text:span text:style-name="T18"><text:tab/><text:tab/><text:tab/>1.2.2.1 If the answer is ‘yes’, the application is informed of</text:span><text:bookmark text:name="page23R_mcid381"/><text:bookmark text:name="page23R_mcid391"/><text:span text:style-name="T18"> the change and saves it internally. </text:span><text:span text:style-name="T20">Formerly added nodes and edges are deleted.</text:span></text:p>
      <text:p text:style-name="P8"><text:span text:style-name="T15"><text:tab/><text:tab/><text:tab/></text:span><text:span text:style-name="T18">1.2.2.2 Otherwise, no changes occur.</text:span><text:span text:style-name="T15"><text:tab/><text:tab/><text:tab/></text:span></text:p>
      <text:p text:style-name="P8"><text:bookmark text:name="page23R_mcid113"/><text:bookmark text:name="page23R_mcid115"/><text:bookmark text:name="page23R_mcid114"/><text:bookmark text:name="page23R_mcid116"/><text:span text:style-name="T14"><text:line-break/></text:span><text:span text:style-name="T19">Alternative scenarios:</text:span></text:p>
      <text:list xml:id="list127557238" text:style-name="L1">
        <text:list-item>
          <text:p text:style-name="P7"><text:span text:style-name="T19">Application exit:</text:span><text:bookmark text:name="page23R_mcid120"/><text:span text:style-name="T19"> </text:span><text:span text:style-name="T14">If User e</text:span><text:bookmark text:name="page23R_mcid121"/><text:span text:style-name="T14">xists the application, any input or changes will be lost.</text:span></text:p>
        </text:list-item>
      </text:list>
      <text:list xml:id="list2930005671" text:style-name="L3">
        <text:list-item>
          <text:p text:style-name="P4"><text:span text:style-name="T5">Changing the direction of the graph: </text:span><text:span text:style-name="T6">If the User drew something in the main window and is trying to change the directionality of the graph, the message will pop up and no changes will occur in the main window.</text:span></text:p>
        </text:list-item>
      </text:list>
      <text:p text:style-name="P3"><text:span text:style-name="T8"><text:line-break/></text:span><text:span text:style-name="T3">Additional information:</text:span><text:bookmark text:name="page23R_mcid130"/><text:bookmark text:name="page23R_mcid131"/><text:span text:style-name="T3"> </text:span><text:span text:style-name="T8">There can not exists unidrected and directed edges simultaneously in a</text:span><text:bookmark text:name="page23R_mcid132"/><text:span text:style-name="T8"><text:line-break/>Graph.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1-27T22:12:29.487007956</meta:creation-date>
    <dc:date>2022-12-26T18:15:30.714198480</dc:date>
    <meta:editing-duration>PT1M31S</meta:editing-duration>
    <meta:editing-cycles>2</meta:editing-cycles>
    <meta:generator>LibreOffice/6.4.7.2$Linux_X86_64 LibreOffice_project/40$Build-2</meta:generator>
    <meta:document-statistic meta:table-count="0" meta:image-count="0" meta:object-count="0" meta:page-count="1" meta:paragraph-count="16" meta:word-count="238" meta:character-count="1509" meta:non-whitespace-character-count="1252"/>
  </office:meta>
</office:document-meta>
</file>